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7pt" officeooo:rsid="00169dee" officeooo:paragraph-rsid="00096a9f" style:font-size-asian="7pt" style:font-name-complex="Arial1" style:font-size-complex="7pt"/>
    </style:style>
    <style:style style:name="P2" style:family="paragraph" style:parent-style-name="Standard">
      <style:text-properties style:font-name="Arial" fo:font-size="9pt" officeooo:rsid="00169dee" officeooo:paragraph-rsid="00096a9f" style:font-size-asian="9pt" style:font-name-complex="Arial1" style:font-size-complex="9pt"/>
    </style:style>
    <style:style style:name="P3" style:family="paragraph" style:parent-style-name="Standard">
      <style:text-properties style:font-name="Arial" fo:font-size="9pt" officeooo:paragraph-rsid="00096a9f" style:font-size-asian="9pt" style:font-name-complex="Arial1" style:font-size-complex="9pt"/>
    </style:style>
    <style:style style:name="P4" style:family="paragraph" style:parent-style-name="Standard">
      <style:text-properties style:font-name="Arial" fo:font-size="9pt" officeooo:paragraph-rsid="00096a9f" style:font-size-asian="9pt" style:font-size-complex="9pt"/>
    </style:style>
    <style:style style:name="T1" style:family="text">
      <style:text-properties officeooo:rsid="00169dee"/>
    </style:style>
    <style:style style:name="T2" style:family="text">
      <style:text-properties style:font-name-complex="Arial1"/>
    </style:style>
    <style:style style:name="T3" style:family="text">
      <style:text-properties officeooo:rsid="000e0feb" style:font-name-complex="Arial1"/>
    </style:style>
    <style:style style:name="T4" style:family="text">
      <style:text-properties officeooo:rsid="00169dee" style:font-name-complex="Arial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/>
      <text:p text:style-name="P2">Ustalenie sposobu sporzadzenia sprawozdania finansowego:</text:p>
      <text:p text:style-name="P3"/>
      <text:p text:style-name="P3">- Wprowadzenie do sprawozdania finansowego</text:p>
      <text:p text:style-name="P3">- Bilans sporządzony na dzień 31 grudzień <text:span text:style-name="T1">roku sprawozdawczego</text:span></text:p>
      <text:p text:style-name="P4"><text:span text:style-name="T2">- Rachunek zysków i strat rodzajowy za okres od 1 stycznia <text:s/>do 31 grudnia </text:span><text:span text:style-name="T3"><text:s/></text:span><text:span text:style-name="T4">roku sprawozdawczego</text:span></text:p>
      <text:p text:style-name="P3">- Informacja dodatkowa, oraz opis wybranych pozycji.</text:p>
      <text:p text:style-name="P3"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4T21:16:39.413000000</meta:creation-date>
    <dc:date>2020-03-05T12:15:34.327000000</dc:date>
    <meta:editing-duration>PT2H29M1S</meta:editing-duration>
    <meta:editing-cycles>2</meta:editing-cycles>
    <meta:generator>LibreOffice/6.2.5.2$Windows_X86_64 LibreOffice_project/1ec314fa52f458adc18c4f025c545a4e8b22c159</meta:generator>
    <meta:document-statistic meta:table-count="0" meta:image-count="0" meta:object-count="0" meta:page-count="1" meta:paragraph-count="6" meta:word-count="42" meta:character-count="309" meta:non-whitespace-character-count="268"/>
  </office:meta>
</office:document-meta>
</file>